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language="en" fo:country="US"/>
    </style:style>
    <style:style style:name="T3" style:parent-style-name="Lienhypertexte" style:family="text">
      <style:text-properties fo:language="en" fo:country="US"/>
    </style:style>
    <style:style style:name="T4" style:parent-style-name="Policepardéfaut" style:family="text">
      <style:text-properties fo:language="en" fo:country="US"/>
    </style:style>
    <style:style style:name="T5" style:parent-style-name="Policepardéfaut" style:family="text">
      <style:text-properties fo:language="en" fo:country="US"/>
    </style:style>
    <style:style style:name="T6" style:parent-style-name="Policepardéfaut" style:family="text">
      <style:text-properties fo:language="en" fo:country="US"/>
    </style:style>
    <style:style style:name="T7" style:parent-style-name="Policepardéfaut" style:family="text">
      <style:text-properties fo:font-weight="bold" style:font-weight-asian="bold" style:font-weight-complex="bold" fo:language="en" fo:country="US"/>
    </style:style>
    <style:style style:name="T8" style:parent-style-name="Policepardéfaut" style:family="text">
      <style:text-properties fo:language="en" fo:country="US"/>
    </style:style>
    <style:style style:name="T9" style:parent-style-name="Policepardéfaut" style:family="text">
      <style:text-properties fo:language="en" fo:country="US"/>
    </style:style>
    <style:style style:name="T10" style:parent-style-name="Policepardéfaut" style:family="text">
      <style:text-properties fo:language="en" fo:country="US"/>
    </style:style>
    <style:style style:name="T11" style:parent-style-name="Policepardéfaut" style:family="text">
      <style:text-properties fo:language="en" fo:country="US"/>
    </style:style>
    <style:style style:name="T12" style:parent-style-name="Policepardéfaut" style:family="text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T15" style:parent-style-name="Policepardéfaut" style:family="text">
      <style:text-properties fo:language="en" fo:country="US"/>
    </style:style>
    <style:style style:name="T16" style:parent-style-name="Policepardéfaut" style:family="text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T27" style:parent-style-name="Policepardéfaut" style:family="text">
      <style:text-properties fo:language="en" fo:country="US"/>
    </style:style>
    <style:style style:name="T28" style:parent-style-name="Policepardéfaut" style:family="text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</office:automatic-styles>
  <office:body>
    <office:text text:use-soft-page-breaks="true">
      <text:p text:style-name="P1"><text:span text:style-name="T2">curl -X POST<text:s/></text:span><text:a xlink:href="http://localhost:8000/models/submit%20/" office:target-frame-name="_top" xlink:show="replace"><text:span text:style-name="T3">http://localhost:8000/models/submit \</text:span></text:a><text:span text:style-name="T4"><text:s/></text:span><text:span text:style-name="T5">-H "Authorization: Bearer</text:span><text:span text:style-name="T6"><text:s/></text:span><text:span text:style-name="T7">eyJhbGciOiJIUzI1NiIsInR5cCI6IkpXVCJ9.eyJzdWIiOiJldGhhbkB0ZXN0LmNvbSIsImV4cCI6MTc0NjIxOTUxMH0.k40aS23p7iTjTNGWnW1-skd-yRFULuh_zODSin92lVc</text:span><text:span text:style-name="T8">" \</text:span><text:span text:style-name="T9"><text:s/></text:span>-F "name=Test dragon" \<text:span text:style-name="T10"><text:s/></text:span>-F "prompt=Créer un dragon stylisé" \<text:span text:style-name="T11"><text:s/></text:span><text:span text:style-name="T12">-F "is_public=false" \ -F "images=@C:\Users\ethan\Documents\Code\Projects\Download_Images\Pictures_And_Video\Evry_Picture\frame_0000.jpg" \<text:s/></text:span>-F<text:s/><text:a xlink:href="mailto:images=@C:\Users\ethan\Documents\Code\Projects\Download_Images\Pictures_And_Video\Evry_Picture\frame_0001.jpg%20" office:target-frame-name="_top" xlink:show="replace"><text:span text:style-name="Lienhypertexte">images=@C:\Users\ethan\Documents\Code\Projects\Download_Images\Pictures_And_Video\Evry_Picture\frame_0001.jpg<text:s/></text:span></text:a></text:p>
      <text:p text:style-name="Normal"/>
      <text:p text:style-name="Normal"/>
      <text:p text:style-name="Normal">#------------------------------------------------------------------------------</text:p>
      <text:p text:style-name="Normal"/>
      <text:p text:style-name="P13">curl -X POST http://localhost:8000/models/submit ^</text:p>
      <text:p text:style-name="P14"><text:s/>-H "Authorization: Bearer eyJhbGciOiJIUzI1NiIsInR5cCI6IkpXVCJ9.eyJzdWIiOiJldGhhbkB0ZXN0LmNvbSIsImV4cCI6MTc0NjIxOTUxMH0.k40aS23p7iTjTNGWnW1-skd-yRFULuh_zODSin92lVc" ^</text:p>
      <text:p text:style-name="Normal"><text:span text:style-name="T15"><text:s/></text:span>-F "name=Test dragon" ^</text:p>
      <text:p text:style-name="Normal"><text:s/>-F "prompt=Créer un dragon stylisé" ^</text:p>
      <text:p text:style-name="Normal"><text:s/><text:span text:style-name="T16">-F "is_public=false" ^</text:span></text:p>
      <text:p text:style-name="P17"><text:s/>-F "images=@C:/Users/ethan/Documents/Code/Projects/Download_Images/Pictures_And_Video/Evry_Picture/frame_0000.jpg" ^</text:p>
      <text:p text:style-name="P18"><text:s/>-F "images=@C:/Users/ethan/Documents/Code/Projects/Download_Images/Pictures_And_Video/Evry_Picture/frame_0001.jpg"</text:p>
      <text:p text:style-name="P19"/>
      <text:p text:style-name="P20"/>
      <text:p text:style-name="P21"/>
      <text:p text:style-name="P22"/>
      <text:p text:style-name="P23">#------------------------------------------------------------------------------</text:p>
      <text:p text:style-name="P24"/>
      <text:p text:style-name="P25">curl -X POST http://localhost:8000/models/submit ^</text:p>
      <text:soft-page-break/>
      <text:p text:style-name="P26"><text:s/>-H "Authorization: Bearer eyJhbGciOiJIUzI1NiIsInR5cCI6IkpXVCJ9.eyJzdWIiOiJldGhhbkB0ZXN0LmNvbSIsImV4cCI6MTc0NjIxOTUxMH0.k40aS23p7iTjTNGWnW1-skd-yRFULuh_zODSin92lVc" ^</text:p>
      <text:p text:style-name="Normal"><text:span text:style-name="T27"><text:s/></text:span>-F "name=Test dragon" ^</text:p>
      <text:p text:style-name="Normal"><text:s/>-F "prompt=Créer un dragon stylisé" ^</text:p>
      <text:p text:style-name="Normal"><text:s/><text:span text:style-name="T28">-F "is_public=false" ^</text:span></text:p>
      <text:p text:style-name="P29"><text:s/>-F "images=@C:/Users/ethan/Documents/Code/Projects/Download_Images/Pictures_And_Video/Evry_Picture/frame_0000.jpg" ^</text:p>
      <text:p text:style-name="P30"><text:s/>-F "images=@C:/Users/ethan/Documents/Code/Projects/Download_Images/Pictures_And_Video/Evry_Picture/frame_0001.jpg"</text:p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PréformatéHTML" style:display-name="Préformaté HTML" style:family="paragraph" style:parent-style-name="Normal">
      <style:paragraph-properties fo:margin-bottom="0in" fo:line-height="100%"/>
      <style:text-properties style:font-name="Consolas" fo:font-size="10pt" style:font-size-asian="10pt" style:font-size-complex="10pt" fo:hyphenate="false"/>
    </style:style>
    <style:style style:name="PréformatéHTMLCar" style:display-name="Préformaté HTML Car" style:family="text" style:parent-style-name="Policepardéfaut">
      <style:text-properties style:font-name="Consolas" fo:font-size="10pt" style:font-size-asian="10pt" style:font-size-complex="10pt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than Orain</meta:initial-creator>
    <dc:creator>Ethan Orain</dc:creator>
    <meta:creation-date>2025-05-02T20:28:00Z</meta:creation-date>
    <dc:date>2025-05-02T21:27:00Z</dc:date>
    <meta:template xlink:href="Normal" xlink:type="simple"/>
    <meta:editing-cycles>1</meta:editing-cycles>
    <meta:editing-duration>PT3540S</meta:editing-duration>
    <meta:document-statistic meta:page-count="2" meta:paragraph-count="3" meta:word-count="304" meta:character-count="1973" meta:row-count="13" meta:non-whitespace-character-count="1672"/>
  </office:meta>
</office:document-meta>
</file>